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5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43cm"/>
    </style:style>
    <style:style style:name="gr5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8.1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0.25cm" fo:min-width="19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3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3.389cm"/>
    </style:style>
    <style:style style:name="gr14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4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16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95cm" fo:min-width="0.6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85cm" fo:min-width="0.5cm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="none" draw:textarea-vertical-align="middle" draw:auto-grow-height="false" fo:min-height="13.68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c0c0c0"/>
    </style:style>
    <style:style style:name="P6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P7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8" style:family="paragraph">
      <style:text-properties fo:color="#c0c0c0"/>
    </style:style>
    <style:style style:name="P9" style:family="paragraph">
      <loext:graphic-properties draw:fill="none" draw:fill-color="#ffffff"/>
      <style:text-properties fo:color="#c0c0c0" style:font-name="Liberation Mono1" fo:font-size="16pt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fo:color="#c0c0c0"/>
    </style:style>
    <style:style style:name="P11" style:family="paragraph">
      <loext:graphic-properties draw:fill="solid" draw:fill-color="#ffffff"/>
      <style:paragraph-properties fo:text-align="center"/>
      <style:text-properties fo:color="#c0c0c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color="#c0c0c0"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cm" svg:height="2cm" draw:transform="rotate (1.5707963267949) translate (1.5cm 8.4cm)">
          <text:p text:style-name="P1"><text:span text:style-name="T1">SPATIAL_MOV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cm" svg:height="2cm" svg:x="5cm" svg:y="2.5cm">
          <text:p text:style-name="P1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5cm" svg:y1="5.45cm" svg:x2="5cm" svg:y2="3.5cm" draw:start-shape="id1" draw:start-glue-point="2" draw:end-shape="id2" draw:end-glue-point="3" svg:d="M3500 5450h750v-1950h750" svg:viewBox="0 0 1501 1951">
          <text:p/>
        </draw:connector>
        <draw:custom-shape draw:style-name="gr2" draw:text-style-name="P2" xml:id="id4" draw:id="id4" draw:layer="layout" svg:width="7cm" svg:height="2cm" svg:x="13.5cm" svg:y="4.7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7.643cm" svg:height="0.962cm" svg:x="0.4cm" svg:y="0.4cm">
          <draw:text-box>
            <text:p><text:span text:style-name="T2">Class hierarchy: The environment (THE_ENVIRONMENT)</text:span></text:p>
          </draw:text-box>
        </draw:frame>
        <draw:custom-shape draw:style-name="gr2" draw:text-style-name="P2" xml:id="id3" draw:id="id3" draw:layer="layout" svg:width="7cm" svg:height="2cm" svg:x="13.5cm" svg:y="8.5cm">
          <text:p text:style-name="P1"><text:span text:style-name="T1">HABITA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7cm" svg:height="2cm" svg:x="5cm" svg:y="6cm">
          <text:p text:style-name="P1"><text:span text:style-name="T1">FOOD_ITE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cm" svg:y1="8.5cm" svg:x2="17cm" svg:y2="6.7cm" draw:start-shape="id3" draw:start-glue-point="0" draw:end-shape="id4" svg:d="M17000 8500v-1800" svg:viewBox="0 0 1 1801">
          <text:p/>
        </draw:connector>
        <draw:connector draw:style-name="gr3" draw:text-style-name="P3" draw:layer="layout" svg:x1="8.5cm" svg:y1="6cm" svg:x2="8.5cm" svg:y2="4.5cm" draw:start-shape="id5" draw:start-glue-point="0" draw:end-shape="id2" svg:d="M8500 6000v-1500" svg:viewBox="0 0 1 1501">
          <text:p/>
        </draw:connector>
        <draw:connector draw:style-name="gr5" draw:text-style-name="P3" draw:layer="layout" svg:x1="12cm" svg:y1="3.5cm" svg:x2="17cm" svg:y2="4.7cm" draw:start-shape="id2" draw:end-shape="id4" draw:end-glue-point="0" svg:d="M12000 3500h5000v1200" svg:viewBox="0 0 5001 1201">
          <text:p/>
        </draw:connector>
        <draw:custom-shape draw:style-name="gr2" draw:text-style-name="P2" xml:id="id6" draw:id="id6" draw:layer="layout" svg:width="7cm" svg:height="2cm" svg:x="5cm" svg:y="9.3cm">
          <text:p text:style-name="P1"><text:span text:style-name="T1">FOOD_RESOURC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5cm" svg:y1="8cm" svg:x2="8.5cm" svg:y2="9.3cm" draw:start-shape="id5" draw:end-shape="id6" svg:d="M8500 8000v1300" svg:viewBox="0 0 1 1301">
          <text:p/>
        </draw:connector>
        <draw:connector draw:style-name="gr6" draw:text-style-name="P3" draw:layer="layout" svg:x1="3.1cm" svg:y1="14.6cm" svg:x2="2.5cm" svg:y2="8.4cm" draw:start-shape="id7" draw:start-glue-point="3" draw:end-shape="id1" draw:end-glue-point="3" svg:d="M3100 14600h-600v-6200" svg:viewBox="0 0 601 6201">
          <text:p/>
        </draw:connector>
        <draw:custom-shape draw:style-name="gr7" draw:text-style-name="P6" xml:id="id7" draw:id="id7" draw:layer="layout" svg:width="7cm" svg:height="2cm" svg:x="3.1cm" svg:y="13.6cm">
          <text:p text:style-name="P5"><text:span text:style-name="T3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8.6cm" svg:height="3.538cm" svg:x="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0.2cm" svg:height="10.5cm" svg:x="1cm" svg:y="1.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582cm" svg:height="0.89cm" svg:x="15.6cm" svg:y="1.51cm">
          <draw:text-box>
            <text:p><text:span text:style-name="T4">THE_ENVIRONMENT</text:span></text:p>
          </draw:text-box>
        </draw:frame>
        <draw:frame draw:style-name="gr11" draw:text-style-name="P9" draw:layer="layout" svg:width="3.889cm" svg:height="0.89cm" svg:x="6.7cm" svg:y="12.638cm">
          <draw:text-box>
            <text:p text:style-name="P8"><text:span text:style-name="T5">THE_GENOME</text:span></text:p>
          </draw:text-box>
        </draw:frame>
        <draw:custom-shape draw:style-name="gr8" draw:text-style-name="P10" draw:layer="layout" svg:width="8.6cm" svg:height="3.538cm" svg:x="11.4cm" svg:y="12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4.566cm" svg:height="0.89cm" svg:x="12.334cm" svg:y="12.638cm">
          <draw:text-box>
            <text:p text:style-name="P8"><text:span text:style-name="T4">THE_HORMONES</text:span></text:p>
          </draw:text-box>
        </draw:frame>
        <draw:frame draw:style-name="gr13" draw:text-style-name="P9" draw:layer="layout" svg:width="3.889cm" svg:height="0.89cm" svg:x="13.9cm" svg:y="13.538cm">
          <draw:text-box>
            <text:p text:style-name="P8"><text:span text:style-name="T4">THE_BODY</text:span></text:p>
          </draw:text-box>
        </draw:frame>
        <draw:frame draw:style-name="gr14" draw:text-style-name="P9" draw:layer="layout" svg:width="4.566cm" svg:height="0.89cm" svg:x="14.534cm" svg:y="14.348cm">
          <draw:text-box>
            <text:p text:style-name="P8"><text:span text:style-name="T4">THE_NEUROBIO</text:span></text:p>
          </draw:text-box>
        </draw:frame>
        <draw:frame draw:style-name="gr15" draw:text-style-name="P9" draw:layer="layout" svg:width="5.243cm" svg:height="0.89cm" svg:x="14.757cm" svg:y="15.338cm">
          <draw:text-box>
            <text:p text:style-name="P8"><text:span text:style-name="T4">THE_INDIVIDUAL</text:span></text:p>
          </draw:text-box>
        </draw:frame>
        <draw:connector draw:style-name="gr6" draw:text-style-name="P10" draw:layer="layout" svg:x1="11.7cm" svg:y1="14.338cm" svg:x2="10.1cm" svg:y2="14.6cm" draw:start-shape="id8" draw:start-glue-point="3" draw:end-shape="id7" svg:d="M11700 14338h-800v262h-800" svg:viewBox="0 0 1601 263">
          <text:p/>
        </draw:connector>
        <draw:custom-shape draw:style-name="gr16" draw:text-style-name="P11" xml:id="id8" draw:id="id8" draw:layer="layout" svg:width="1.1cm" svg:height="1.2cm" svg:x="11.7cm" svg:y="13.7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1cm" svg:height="1.2cm" svg:x="12.2cm" svg:y="14.2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1cm" svg:height="1.2cm" svg:x="12.8cm" svg:y="14.63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9cm" svg:height="14.7cm" svg:x="21.501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4" draw:layer="layout" svg:width="5.514cm" svg:height="0.962cm" draw:transform="rotate (1.5707963267949) translate (22.6cm 11.314cm)">
          <draw:text-box>
            <text:p><text:span text:style-name="T2">Fortran mod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4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9-13T08:51:55.933436243</meta:creation-date>
    <dc:date>2016-09-13T10:23:21.259743331</dc:date>
    <dc:creator>Sergey Budaev</dc:creator>
    <meta:editing-duration>PT57M22S</meta:editing-duration>
    <meta:editing-cycles>14</meta:editing-cycles>
    <meta:generator>LibreOffice/5.0.3.2$Linux_X86_64 LibreOffice_project/00m0$Build-2</meta:generator>
    <meta:document-statistic meta:object-count="29"/>
  </office:meta>
</office:document-meta>
</file>